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9cm" draw:marker-end-width="0.279cm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9cm" draw:marker-end-width="0.279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9cm" draw:marker-end-width="0.279cm" draw:fill-color="#00cc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0000ff" draw:marker-start-width="0.279cm" draw:marker-end-width="0.279cm" draw:opacity="0%" draw:textarea-horizontal-align="justify" draw:textarea-vertical-align="middle" draw:auto-grow-height="false" fo:padding-top="0.151cm" fo:padding-bottom="0.151cm" fo:padding-left="0.276cm" fo:padding-right="0.276cm" draw:shadow-opacity="0%"/>
    </style:style>
    <style:style style:name="gr7" style:family="graphic" style:parent-style-name="standard">
      <style:graphic-properties draw:stroke="dash" draw:stroke-dash="Ultrafine_20_Dashed" svg:stroke-width="0.051cm" svg:stroke-color="#dc2300" draw:marker-start-width="0.279cm" draw:marker-end-width="0.279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602cm"/>
    </style:style>
    <style:style style:name="gr11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objectwithoutfill">
      <style:graphic-properties draw:stroke="dash" draw:stroke-dash="Ultrafine_20_2_20_Dots_20_3_20_Dashes"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6cm" svg:height="9.219cm" svg:x="4.572cm" svg:y="0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76cm" svg:height="0.785cm" svg:x="0.763cm" svg:y="1.171cm">
          <text:p text:style-name="P1"><text:span text:style-name="T1">TAP de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76cm" svg:height="0.784cm" svg:x="0.762cm" svg:y="2.406cm">
          <text:p text:style-name="P1"><text:span text:style-name="T1">Linux Brid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9cm" svg:height="1.21cm" svg:x="5.349cm" svg:y="1.17cm">
          <text:p text:style-name="P1"><text:span text:style-name="T1">vm1</text:span></text:p>
          <text:p text:style-name="P1"><text:span text:style-name="T1">Test Tena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2cm" svg:height="0.415cm" svg:x="5.916cm" svg:y="1.965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6cm" svg:height="1.21cm" svg:x="8.677cm" svg:y="1.147cm">
          <text:p text:style-name="P1"><text:span text:style-name="T1">vm2</text:span></text:p>
          <text:p text:style-name="P1"><text:span text:style-name="T1">Test Tena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9cm" svg:height="1.21cm" svg:x="13.506cm" svg:y="1.124cm">
          <text:p text:style-name="P1"><text:span text:style-name="T1">vm3</text:span></text:p>
          <text:p text:style-name="P1"><text:span text:style-name="T1">Test1 Tena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2cm" svg:height="0.415cm" svg:x="9.245cm" svg:y="1.942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2cm" svg:height="0.415cm" svg:x="14.096cm" svg:y="1.942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12cm" svg:height="0.415cm" svg:x="5.913cm" svg:y="3.412cm">
          <text:p text:style-name="P1"><text:span text:style-name="T2">tapxx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2cm" svg:height="0.415cm" svg:x="5.893cm" svg:y="1.942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12cm" svg:height="0.415cm" svg:x="9.242cm" svg:y="3.389cm">
          <text:p text:style-name="P1"><text:span text:style-name="T2">tapyy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12cm" svg:height="0.415cm" svg:x="14.093cm" svg:y="3.389cm">
          <text:p text:style-name="P1"><text:span text:style-name="T2">tapzzz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1.558cm" svg:height="0.459cm" svg:x="7.82cm" svg:y="6.346cm">
          <text:p text:style-name="P1"><text:span text:style-name="T2">brqxx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558cm" svg:height="0.46cm" svg:x="12.311cm" svg:y="6.302cm">
          <text:p text:style-name="P1"><text:span text:style-name="T2">brqzzz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1.778cm" svg:height="0.416cm" svg:x="12.193cm" svg:y="7.419cm">
          <text:p text:style-name="P1"><text:span text:style-name="T2">VXLAN-10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1.832cm" svg:height="0.415cm" svg:x="7.694cm" svg:y="7.401cm">
          <text:p text:style-name="P1"><text:span text:style-name="T2">VXLAN-10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1.457cm" svg:height="0.56cm" svg:x="10.196cm" svg:y="8.768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38cm" svg:height="1.046cm" svg:x="5.692cm" svg:y="10.112cm">
          <text:p text:style-name="P1"><text:span text:style-name="T1">VXLAN Trunk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14cm" svg:height="4.259cm" svg:x="5.02cm" svg:y="0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9.745cm" svg:height="3.025cm" svg:x="6.028cm" svg:y="5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776cm" svg:height="0.762cm" svg:x="11.558cm" svg:y="0.363cm">
          <text:p text:style-name="P1"><text:span text:style-name="T2">Configured by Nova Comp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257cm" svg:height="0.673cm" svg:x="2.197cm" svg:y="7.156cm">
          <text:p text:style-name="P1"><text:span text:style-name="T2">Configured by L2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0.957cm" svg:y1="9.328cm" svg:x2="10.957cm" svg:y2="10.897cm">
          <text:p/>
        </draw:line>
        <draw:line draw:style-name="gr9" draw:text-style-name="P1" draw:layer="layout" svg:x1="6.7cm" svg:y1="10.897cm" svg:x2="10.957cm" svg:y2="10.897cm">
          <text:p/>
        </draw:line>
        <draw:line draw:style-name="gr9" draw:text-style-name="P1" draw:layer="layout" svg:x1="6.476cm" svg:y1="2.38cm" svg:x2="6.476cm" svg:y2="3.389cm">
          <text:p/>
        </draw:line>
        <draw:line draw:style-name="gr9" draw:text-style-name="P1" draw:layer="layout" svg:x1="9.805cm" svg:y1="2.357cm" svg:x2="9.837cm" svg:y2="3.388cm">
          <text:p/>
        </draw:line>
        <draw:line draw:style-name="gr9" draw:text-style-name="P1" draw:layer="layout" svg:x1="14.633cm" svg:y1="2.334cm" svg:x2="14.653cm" svg:y2="3.388cm">
          <text:p/>
        </draw:line>
        <draw:frame draw:style-name="gr10" draw:text-style-name="P4" draw:layer="layout" svg:width="4.061cm" svg:height="0.965cm" svg:x="13.211cm" svg:y="10.211cm">
          <draw:text-box>
            <text:p><text:span text:style-name="T3">From – Openstack Configuration</text:span></text:p>
            <text:p><text:span text:style-name="T3">Reference Manual</text:span></text:p>
            <text:p><text:span text:style-name="T3">Modified for VXLAN tunnels</text:span></text:p>
          </draw:text-box>
        </draw:frame>
        <draw:connector draw:style-name="gr11" draw:text-style-name="P1" draw:layer="layout" svg:x1="14.653cm" svg:y1="3.804cm" svg:x2="13.09cm" svg:y2="6.302cm" draw:start-shape="id1" draw:start-glue-point="2" draw:end-shape="id2" svg:d="M14653 3804v1249h-1563v1249" svg:viewBox="0 0 1564 2499">
          <text:p/>
        </draw:connector>
        <draw:connector draw:style-name="gr12" draw:text-style-name="P1" draw:layer="layout" draw:type="line" svg:x1="6.473cm" svg:y1="3.827cm" svg:x2="8.599cm" svg:y2="6.346cm" draw:start-shape="id3" draw:start-glue-point="2" draw:end-shape="id4" draw:end-glue-point="0" svg:d="M6473 3827l2126 2519" svg:viewBox="0 0 2127 2520">
          <text:p/>
        </draw:connector>
        <draw:connector draw:style-name="gr12" draw:text-style-name="P1" draw:layer="layout" draw:type="line" svg:x1="9.802cm" svg:y1="3.804cm" svg:x2="8.599cm" svg:y2="6.346cm" draw:start-shape="id5" draw:start-glue-point="2" draw:end-shape="id4" draw:end-glue-point="0" svg:d="M9802 3804l-1203 2542" svg:viewBox="0 0 1204 2543">
          <text:p/>
        </draw:connector>
        <draw:connector draw:style-name="gr12" draw:text-style-name="P1" draw:layer="layout" draw:type="line" svg:x1="8.599cm" svg:y1="6.805cm" svg:x2="8.61cm" svg:y2="7.401cm" draw:start-shape="id4" draw:start-glue-point="2" draw:end-shape="id6" draw:end-glue-point="0" svg:d="M8599 6805l11 596" svg:viewBox="0 0 12 597">
          <text:p/>
        </draw:connector>
        <draw:connector draw:style-name="gr12" draw:text-style-name="P1" draw:layer="layout" draw:type="line" svg:x1="13.09cm" svg:y1="6.762cm" svg:x2="13.082cm" svg:y2="7.419cm" draw:start-shape="id2" draw:start-glue-point="2" draw:end-shape="id7" draw:end-glue-point="0" svg:d="M13090 6762l-8 657" svg:viewBox="0 0 9 658">
          <text:p/>
        </draw:connector>
        <draw:custom-shape draw:style-name="gr13" draw:text-style-name="P3" draw:layer="layout" svg:width="2.577cm" svg:height="1.569cm" svg:x="9.524cm" svg:y="6.078cm">
          <text:p text:style-name="P1"><text:span text:style-name="T2">Network VXLAN</text:span></text:p>
          <text:p text:style-name="P1"><text:span text:style-name="T2">VNI - 100</text:span></text:p>
          <text:p text:style-name="P1"><text:span text:style-name="T2">Subinterface to </text:span></text:p>
          <text:p text:style-name="P1"><text:span text:style-name="T2">eth0 </text:span></text:p>
          <draw:enhanced-geometry svg:viewBox="0 0 21600 21600" draw:text-areas="800 800 20800 20800" draw:type="round-rectangular-callout" draw:modifiers="-2521.95500387898 20114.1401273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2.576cm" svg:height="1.457cm" svg:x="14.019cm" svg:y="6.19cm">
          <text:p text:style-name="P1"><text:span text:style-name="T2">Network VXLAN</text:span></text:p>
          <text:p text:style-name="P1"><text:span text:style-name="T2">VNI - 101</text:span></text:p>
          <text:p text:style-name="P1"><text:span text:style-name="T2">Subinterface to </text:span></text:p>
          <text:p text:style-name="P1"><text:span text:style-name="T2">eth0 <text:s/></text:span></text:p>
          <draw:enhanced-geometry svg:viewBox="0 0 21600 21600" draw:text-areas="800 800 20800 20800" draw:type="round-rectangular-callout" draw:modifiers="-3755.06402793946 19111.1111111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4" draw:text-style-name="P1" draw:layer="layout" draw:type="line" svg:x1="10.924cm" svg:y1="8.768cm" svg:x2="8.61cm" svg:y2="7.816cm" draw:start-shape="id8" draw:start-glue-point="0" draw:end-shape="id6" draw:end-glue-point="2" svg:d="M10924 8768l-2314-952" svg:viewBox="0 0 2315 953">
          <text:p/>
        </draw:connector>
        <draw:connector draw:style-name="gr14" draw:text-style-name="P1" draw:layer="layout" draw:type="line" svg:x1="10.924cm" svg:y1="8.768cm" svg:x2="13.082cm" svg:y2="7.835cm" draw:start-shape="id8" draw:start-glue-point="0" draw:end-shape="id7" draw:end-glue-point="2" svg:d="M10924 8768l2158-933" svg:viewBox="0 0 2159 9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18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12:10:36</meta:creation-date>
    <dc:date>2014-12-05T13:17:38.688171253</dc:date>
    <meta:editing-duration>PT1H52M55S</meta:editing-duration>
    <meta:editing-cycles>11</meta:editing-cycles>
    <meta:generator>LibreOffice/4.2.7.2$Linux_X86_64 LibreOffice_project/420$Build-2</meta:generator>
    <meta:document-statistic meta:object-count="38"/>
  </office:meta>
</office:document-meta>
</file>